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heet1" style:family="table-column">
      <style:table-column-properties fo:break-before="auto" style:column-width="0.9166666666666666in"/>
    </style:style>
    <style:style style:name="_row-Sheet1" style:family="table-row">
      <style:table-row-properties style:row-height="0.16666666666666666in" fo:break-before="auto"/>
    </style:style>
    <style:style style:name="1col-Sheet1" style:family="table-column">
      <style:table-column-properties fo:break-before="auto" style:column-width="2.78125in"/>
    </style:style>
    <style:style style:name="2col-Sheet1" style:family="table-column">
      <style:table-column-properties fo:break-before="auto" style:column-width="0.84375in"/>
    </style:style>
    <style:style style:name="5col-Sheet1" style:family="table-column">
      <style:table-column-properties fo:break-before="auto" style:column-width="1.1979166666666665in"/>
    </style:style>
    <style:style style:name="1,1cel-Sheet1" style:family="table-cell" style:parent-style-name="Default">
      <style:table-cell-properties fo:wrap-option="no-wrap"/>
      <style:paragraph-properties fo:text-align="start"/>
      <style:text-properties fo:color="#000000" fo:font-weight="bold"/>
    </style:style>
    <style:style style:name="1,2cel-Sheet1" style:family="table-cell" style:parent-style-name="Default">
      <style:table-cell-properties fo:wrap-option="no-wrap"/>
      <style:paragraph-properties fo:text-align="center"/>
      <style:text-properties fo:color="#000000" fo:font-weight="bold"/>
    </style:style>
    <style:style style:name="1,4cel-Sheet1" style:family="table-cell" style:parent-style-name="Default">
      <style:paragraph-properties fo:text-align="center"/>
      <style:text-properties fo:font-weight="bold"/>
    </style:style>
    <style:style style:name="2,1cel-Sheet1" style:family="table-cell" style:parent-style-name="Default">
      <style:table-cell-properties fo:wrap-option="no-wrap"/>
      <style:paragraph-properties fo:text-align="start"/>
      <style:text-properties fo:color="#000000"/>
    </style:style>
    <style:style style:name="2,2cel-Sheet1" style:family="table-cell" style:parent-style-name="Default">
      <style:table-cell-properties fo:wrap-option="no-wrap" fo:background-color="#FF0000"/>
      <style:paragraph-properties fo:text-align="center"/>
      <style:text-properties fo:color="#000000"/>
    </style:style>
    <style:style style:name="2,3cel-Sheet1" style:family="table-cell" style:parent-style-name="Default">
      <style:table-cell-properties fo:wrap-option="no-wrap" fo:background-color="#00FF00"/>
      <style:paragraph-properties fo:text-align="center"/>
      <style:text-properties fo:color="#000000"/>
    </style:style>
    <style:style style:name="2,4cel-Sheet1" style:family="table-cell" style:parent-style-name="Default">
      <style:table-cell-properties fo:background-color="#00ff00"/>
      <style:paragraph-properties fo:text-align="center"/>
    </style:style>
    <style:style style:name="3,2cel-Sheet1" style:family="table-cell" style:parent-style-name="Default">
      <style:table-cell-properties fo:wrap-option="no-wrap" fo:background-color="#ffff00"/>
      <style:paragraph-properties fo:text-align="center"/>
      <style:text-properties fo:color="#000000"/>
    </style:style>
    <style:style style:name="8,3cel-Sheet1" style:family="table-cell" style:parent-style-name="Default">
      <style:table-cell-properties fo:wrap-option="no-wrap" fo:background-color="#FFFF00"/>
      <style:paragraph-properties fo:text-align="center"/>
      <style:text-properties fo:color="#000000"/>
    </style:style>
    <style:style style:name="8,5cel-Sheet1" style:family="table-cell" style:parent-style-name="Default">
      <style:table-cell-properties fo:background-color="#ffff00"/>
      <style:paragraph-properties fo:text-align="center"/>
    </style:style>
    <style:style style:name="9,4cel-Sheet1" style:family="table-cell" style:parent-style-name="Default">
      <style:table-cell-properties fo:background-color="#ff0000"/>
      <style:paragraph-properties fo:text-align="center"/>
    </style:style>
    <style:style style:name="17,2cel-Sheet1" style:family="table-cell" style:parent-style-name="Default">
      <style:paragraph-properties fo:text-align="center"/>
    </style:style>
    <style:style style:name="28,3cel-Sheet1" style:family="table-cell" style:parent-style-name="Default">
      <style:table-cell-properties fo:wrap-option="no-wrap" fo:background-color="#00ff00"/>
      <style:paragraph-properties fo:text-align="center"/>
      <style:text-properties fo:color="#000000"/>
    </style:style>
    <style:style style:name="_col-Sheet2" style:family="table-column">
      <style:table-column-properties fo:break-before="auto" style:column-width="0.9166666666666666in"/>
    </style:style>
    <style:style style:name="_row-Sheet2" style:family="table-row">
      <style:table-row-properties style:row-height="0.16666666666666666in" fo:break-before="auto"/>
    </style:style>
    <style:style style:name="_col-Sheet3" style:family="table-column">
      <style:table-column-properties fo:break-before="auto" style:column-width="0.9166666666666666in"/>
    </style:style>
    <style:style style:name="_row-Sheet3" style:family="table-row">
      <style:table-row-properties style:row-height="0.16666666666666666in" fo:break-before="auto"/>
    </style:style>
  </office:automatic-styles>
  <office:body>
    <office:spreadsheet>
      <table:table table:name="Sheet1">
        <table:table-column table:style-name="1col-Sheet1" table:default-cell-style-name="Default"/>
        <table:table-column table:style-name="2col-Sheet1" table:number-columns-repeated="3" table:default-cell-style-name="Default"/>
        <table:table-column table:style-name="5col-Sheet1" table:default-cell-style-name="Default"/>
        <table:table-column table:style-name="2col-Sheet1" table:number-columns-repeated="21" table:default-cell-style-name="Default"/>
        <table:table-row table:style-name="_row-Sheet1">
          <table:table-cell table:style-name="1,1cel-Sheet1" office:value-type="string">
            <text:p>Feature</text:p>
          </table:table-cell>
          <table:table-cell table:style-name="1,2cel-Sheet1" office:value-type="string">
            <text:p>Bionet2</text:p>
          </table:table-cell>
          <table:table-cell table:style-name="1,2cel-Sheet1" office:value-type="string">
            <text:p>OpenDDS</text:p>
          </table:table-cell>
          <table:table-cell table:style-name="1,4cel-Sheet1" office:value-type="string">
            <text:p>RTI DDS</text:p>
          </table:table-cell>
          <table:table-cell table:style-name="1,4cel-Sheet1" office:value-type="string">
            <text:p>OpenSplice DD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QoS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Domains</text:p>
          </table:table-cell>
          <table:table-cell table:style-name="3,2cel-Sheet1" office:value-type="string">
            <text:p>*</text:p>
          </table:table-cell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Built-in Topics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Wait Sets</text:p>
          </table:table-cell>
          <table:table-cell table:style-name="2,3cel-Sheet1" office:value-type="string">
            <text:p>X*</text:p>
          </table:table-cell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Multicast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Pluggable Transport Modules</text:p>
          </table:table-cell>
          <table:table-cell table:style-name="2,3cel-Sheet1" office:value-type="string">
            <text:p>X</text:p>
          </table:table-cell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Decentralized Peer Discovery</text:p>
          </table:table-cell>
          <table:table-cell table:style-name="2,3cel-Sheet1" office:value-type="string">
            <text:p>X</text:p>
          </table:table-cell>
          <table:table-cell table:style-name="8,3cel-Sheet1" office:value-type="string">
            <text:p>*</text:p>
          </table:table-cell>
          <table:table-cell table:style-name="2,4cel-Sheet1" office:value-type="string">
            <text:p>X</text:p>
          </table:table-cell>
          <table:table-cell table:style-name="8,5cel-Sheet1" office:value-type="string">
            <text:p>*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Small API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Authentication/Authorization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8,5cel-Sheet1" office:value-type="string">
            <text:p>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Encryption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8,5cel-Sheet1" office:value-type="string">
            <text:p>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DTN Integration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Pub/Sub historical data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Request/Reply historical data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Tear-away Networking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Wide Area Networking</text:p>
          </table:table-cell>
          <table:table-cell table:style-name="2,4cel-Sheet1" office:value-type="string">
            <text:p>X*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1,1cel-Sheet1" office:value-type="string">
            <text:p>Standards Bodies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IETF/IRTF Standards Based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ISO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OMG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1,1cel-Sheet1" office:value-type="string">
            <text:p>Language Bindings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Non-OO API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OO API</text:p>
          </table:table-cell>
          <table:table-cell table:style-name="8,3cel-Sheet1" office:value-type="string">
            <text:p>*</text:p>
          </table:table-cell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Native C API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Native C++ API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C++ wrapper</text:p>
          </table:table-cell>
          <table:table-cell table:style-name="3,2cel-Sheet1" office:value-type="string">
            <text:p>*</text:p>
          </table:table-cell>
          <table:table-cell table:style-name="28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SWIG Compatibility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Python Bindings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Java Bindings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.NET bindings</text:p>
          </table:table-cell>
          <table:table-cell table:style-name="9,4cel-Sheet1"/>
          <table:table-cell table:style-name="9,4cel-Sheet1"/>
          <table:table-cell table:style-name="2,4cel-Sheet1" office:value-type="string">
            <text:p>X</text:p>
          </table:table-cell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Ada bindings</text:p>
          </table:table-cell>
          <table:table-cell table:style-name="9,4cel-Sheet1"/>
          <table:table-cell table:style-name="9,4cel-Sheet1"/>
          <table:table-cell table:style-name="2,4cel-Sheet1" office:value-type="string">
            <text:p>X</text:p>
          </table:table-cell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1,1cel-Sheet1" office:value-type="string">
            <text:p>Platforms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Windows XP/Server 2003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Windows Mobile 6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Windows CE</text:p>
          </table:table-cell>
          <table:table-cell table:style-name="2,2cel-Sheet1"/>
          <table:table-cell table:style-name="2,2cel-Sheet1"/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Red Hat Enterprise Linux 4</text:p>
          </table:table-cell>
          <table:table-cell table:style-name="3,2cel-Sheet1" office:value-type="string">
            <text:p>?</text:p>
          </table:table-cell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Red Hat Enterprise Linux 5</text:p>
          </table:table-cell>
          <table:table-cell table:style-name="2,3cel-Sheet1" office:value-type="string">
            <text:p>X</text:p>
          </table:table-cell>
          <table:table-cell table:style-name="2,3cel-Sheet1" office:value-type="string">
            <text:p>X</text:p>
          </table:table-cell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Red Hat 7.2</text:p>
          </table:table-cell>
          <table:table-cell table:style-name="2,3cel-Sheet1" office:value-type="string">
            <text:p>X</text:p>
          </table:table-cell>
          <table:table-cell table:style-name="2,3cel-Sheet1" office:value-type="string">
            <text:p>X</text:p>
          </table:table-cell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Fedora Core (3, 6)</text:p>
          </table:table-cell>
          <table:table-cell table:style-name="3,2cel-Sheet1" office:value-type="string">
            <text:p>?</text:p>
          </table:table-cell>
          <table:table-cell table:style-name="2,3cel-Sheet1" office:value-type="string">
            <text:p>X</text:p>
          </table:table-cell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Fedora Core (11, 12)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SUSE Linux 10.1</text:p>
          </table:table-cell>
          <table:table-cell table:style-name="3,2cel-Sheet1" office:value-type="string">
            <text:p>?</text:p>
          </table:table-cell>
          <table:table-cell table:style-name="2,2cel-Sheet1"/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Ubuntu 7.04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Ubuntu 7.10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Ubuntu 8.04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Ubuntu 8.10</text:p>
          </table:table-cell>
          <table:table-cell table:style-name="2,3cel-Sheet1" office:value-type="string">
            <text:p>X</text:p>
          </table:table-cell>
          <table:table-cell table:style-name="2,3cel-Sheet1" office:value-type="string">
            <text:p>X</text:p>
          </table:table-cell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Ubuntu 9.04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Ubuntu 9.10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Debian Lenny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Gentoo Linux</text:p>
          </table:table-cell>
          <table:table-cell table:style-name="2,3cel-Sheet1" office:value-type="string">
            <text:p>X</text:p>
          </table:table-cell>
          <table:table-cell table:style-name="2,2cel-Sheet1"/>
          <table:table-cell table:style-name="8,5cel-Sheet1" office:value-type="string">
            <text:p>?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SunOS 5.9-5.11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9,4cel-Sheet1"/>
          <table:table-cell table:style-name="8,5cel-Sheet1" office:value-type="string">
            <text:p>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Apple OSX 10.5 Leopard</text:p>
          </table:table-cell>
          <table:table-cell table:style-name="2,3cel-Sheet1" office:value-type="string">
            <text:p>X</text:p>
          </table:table-cell>
          <table:table-cell table:style-name="2,3cel-Sheet1" office:value-type="string">
            <text:p>X</text:p>
          </table:table-cell>
          <table:table-cell table:style-name="9,4cel-Sheet1"/>
          <table:table-cell table:style-name="8,5cel-Sheet1" office:value-type="string">
            <text:p>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QNX Neutrino</text:p>
          </table:table-cell>
          <table:table-cell table:style-name="2,2cel-Sheet1"/>
          <table:table-cell table:style-name="2,3cel-Sheet1" office:value-type="string">
            <text:p>X</text:p>
          </table:table-cell>
          <table:table-cell table:style-name="9,4cel-Sheet1"/>
          <table:table-cell table:style-name="9,4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VxWorks</text:p>
          </table:table-cell>
          <table:table-cell table:style-name="9,4cel-Sheet1"/>
          <table:table-cell table:style-name="9,4cel-Sheet1"/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GreenHills Integrity</text:p>
          </table:table-cell>
          <table:table-cell table:style-name="9,4cel-Sheet1"/>
          <table:table-cell table:style-name="9,4cel-Sheet1"/>
          <table:table-cell table:style-name="2,4cel-Sheet1" office:value-type="string">
            <text:p>X</text:p>
          </table:table-cell>
          <table:table-cell table:style-name="2,4cel-Sheet1" office:value-type="string">
            <text:p>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1,1cel-Sheet1" office:value-type="string">
            <text:p>Notes: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OpenDDS and OpenSplice DDS peer discovery uses a central directory server which can be federated.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Plans are in the works for a Bionet C++ API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table:style-name="2,1cel-Sheet1" office:value-type="string">
            <text:p>Bionet wait sets are HAB/Client implementation specific, but also reduce network traffic.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Bionet should work over WANs using DNS-SD but this has yet to be tested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Bionet has a C++ wrapper in planning stages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 office:value-type="string">
            <text:p>Bionet has domains, but they are not exposed to the API</text:p>
          </table:table-cell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1">
          <table:table-cell/>
          <table:table-cell table:style-name="17,2cel-Sheet1"/>
          <table:table-cell table:style-name="17,2cel-Sheet1"/>
          <table:table-cell table:style-name="17,2cel-Sheet1"/>
          <table:table-cell table:style-name="17,2cel-Sheet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2">
        <table:table-column table:style-name="2col-Sheet1" table:number-columns-repeated="26" table:default-cell-style-name="Default"/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3">
        <table:table-column table:style-name="2col-Sheet1" table:number-columns-repeated="26" table:default-cell-style-name="Default"/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Sheet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